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G" svg:font-family="'Linux Libertine Display G'" style:font-adornments="Regular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language="hr" fo:country="HR" fo:font-weight="bold" officeooo:paragraph-rsid="00555c6d" style:font-size-asian="14pt" style:font-weight-asian="bold" style:font-size-complex="14pt" style:language-complex="ar" style:country-complex="SA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hr" fo:country="HR" fo:font-weight="bold" officeooo:rsid="00555c6d" officeooo:paragraph-rsid="00555c6d" style:font-size-asian="14pt" style:font-weight-asian="bold" style:font-size-complex="14pt" style:language-complex="ar" style:country-complex="SA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language="hr" fo:country="HR" fo:font-weight="bold" officeooo:rsid="00555c6d" officeooo:paragraph-rsid="00555c6d" style:font-size-asian="14pt" style:font-weight-asian="bold" style:font-size-complex="14pt" style:language-complex="ar" style:country-complex="SA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hr" fo:country="HR" fo:font-weight="bold" officeooo:rsid="0046314d" officeooo:paragraph-rsid="0046314d" style:font-size-asian="12.25pt" style:font-weight-asian="bold" style:font-size-complex="14pt" style:language-complex="ar" style:country-complex="SA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hr" fo:country="HR" fo:font-weight="bold" officeooo:rsid="0046314d" officeooo:paragraph-rsid="004c737a" style:font-size-asian="12.25pt" style:font-weight-asian="bold" style:font-size-complex="14pt" style:language-complex="ar" style:country-complex="SA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hr" fo:country="HR" fo:font-weight="bold" officeooo:rsid="0046314d" officeooo:paragraph-rsid="004d6826" style:font-size-asian="12.25pt" style:font-weight-asian="bold" style:font-size-complex="14pt" style:language-complex="ar" style:country-complex="SA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4pt" fo:language="hr" fo:country="HR" fo:font-weight="bold" officeooo:rsid="004dfb8f" officeooo:paragraph-rsid="004dfb8f" style:font-size-asian="12.25pt" style:font-weight-asian="bold" style:font-size-complex="14pt" style:language-complex="ar" style:country-complex="SA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hr" fo:country="HR" fo:font-weight="bold" officeooo:rsid="004dfb8f" officeooo:paragraph-rsid="004dfb8f" style:font-size-asian="12.25pt" style:font-weight-asian="bold" style:font-size-complex="14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hr" fo:country="HR" fo:font-weight="bold" officeooo:rsid="004e40cb" officeooo:paragraph-rsid="004e40cb" style:font-size-asian="12.25pt" style:font-weight-asian="bold" style:font-size-complex="14pt" style:language-complex="ar" style:country-complex="SA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4pt" fo:language="hr" fo:country="HR" fo:font-weight="bold" officeooo:rsid="005079be" officeooo:paragraph-rsid="005079be" style:font-size-asian="12.25pt" style:font-weight-asian="bold" style:font-size-complex="14pt" style:language-complex="ar" style:country-complex="SA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hr" fo:country="HR" fo:font-weight="bold" officeooo:rsid="005079be" officeooo:paragraph-rsid="005079be" style:font-size-asian="12.25pt" style:font-weight-asian="bold" style:font-size-complex="14pt" style:language-complex="ar" style:country-complex="SA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hr" fo:country="HR" fo:font-weight="bold" officeooo:rsid="0053b42f" officeooo:paragraph-rsid="0053b42f" style:font-size-asian="12.25pt" style:font-weight-asian="bold" style:font-size-complex="14pt" style:language-complex="ar" style:country-complex="SA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4pt" fo:language="hr" fo:country="HR" fo:font-weight="bold" officeooo:rsid="0053b42f" officeooo:paragraph-rsid="0053b42f" style:font-size-asian="12.25pt" style:font-weight-asian="bold" style:font-size-complex="14pt" style:language-complex="ar" style:country-complex="SA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hr" fo:country="HR" fo:font-weight="bold" officeooo:rsid="00555c6d" officeooo:paragraph-rsid="00555c6d" style:font-size-asian="12.25pt" style:font-weight-asian="bold" style:font-size-complex="14pt" style:language-complex="ar" style:country-complex="SA" style:font-weight-complex="bold"/>
    </style:style>
    <style:style style:name="P15" style:family="paragraph" style:parent-style-name="Standard" style:list-style-name="WW8Num2">
      <style:paragraph-properties fo:text-align="start" style:justify-single-word="false"/>
      <style:text-properties fo:font-size="14pt" fo:font-weight="bold" officeooo:paragraph-rsid="002bd183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paragraph-rsid="002a026f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4pt" fo:font-weight="bold" officeooo:paragraph-rsid="002a026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paragraph-rsid="002fbed7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 fo:break-before="page"/>
      <style:text-properties fo:font-size="14pt" fo:font-weight="bold" officeooo:paragraph-rsid="00382a98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paragraph-rsid="00382a98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238807" officeooo:paragraph-rsid="002bd183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238807" officeooo:paragraph-rsid="00238807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4pt" fo:font-weight="bold" officeooo:rsid="00238807" officeooo:paragraph-rsid="002409aa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238807" officeooo:paragraph-rsid="0025cde4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25cde4" officeooo:paragraph-rsid="0025cde4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4pt" fo:font-weight="bold" officeooo:rsid="00333d61" officeooo:paragraph-rsid="00333d61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333d61" officeooo:paragraph-rsid="00333d61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333d61" officeooo:paragraph-rsid="0033529a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350dcf" officeooo:paragraph-rsid="00350dcf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350dcf" officeooo:paragraph-rsid="00383aa1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383aa1" officeooo:paragraph-rsid="00383aa1" style:font-size-asian="12.25pt" style:font-weight-asian="bold" style:font-size-complex="14pt" style:font-weight-complex="bold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4pt" fo:font-weight="bold" officeooo:rsid="003aabcf" officeooo:paragraph-rsid="003aabcf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3aabcf" officeooo:paragraph-rsid="003aabcf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3aabcf" officeooo:paragraph-rsid="003d5368" style:font-size-asian="12.25pt" style:font-weight-asian="bold" style:font-size-complex="14pt" style:font-weight-complex="bold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4pt" fo:font-weight="bold" officeooo:rsid="003d5368" officeooo:paragraph-rsid="003d5368" style:font-size-asian="12.25pt" style:font-weight-asian="bold" style:font-size-complex="14pt" style:font-weight-complex="bold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3d5368" officeooo:paragraph-rsid="003d5368" style:font-size-asian="12.25pt" style:font-weight-asian="bold" style:font-size-complex="14pt" style:font-weight-complex="bold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3eaf8d" officeooo:paragraph-rsid="003eaf8d" style:font-size-asian="12.25pt" style:font-weight-asian="bold" style:font-size-complex="14pt" style:font-weight-complex="bold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4pt" fo:font-weight="bold" officeooo:rsid="0041f760" officeooo:paragraph-rsid="0041f760" style:font-size-asian="12.25pt" style:font-weight-asian="bold" style:font-size-complex="14pt" style:font-weight-complex="bold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41f760" officeooo:paragraph-rsid="0041f760" style:font-size-asian="12.25pt" style:font-weight-asian="bold" style:font-size-complex="14pt" style:font-weight-complex="bold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41f760" officeooo:paragraph-rsid="00444da9" style:font-size-asian="12.25pt" style:font-weight-asian="bold" style:font-size-complex="14pt" style:font-weight-complex="bold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46314d" officeooo:paragraph-rsid="0046314d" style:font-size-asian="12.25pt" style:font-weight-asian="bold" style:font-size-complex="14pt" style:font-weight-complex="bold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language="hr" fo:country="HR" fo:font-weight="normal" officeooo:rsid="004dfb8f" officeooo:paragraph-rsid="004dfb8f" style:font-size-asian="10.5pt" style:font-weight-asian="normal" style:font-size-complex="12pt" style:language-complex="ar" style:country-complex="SA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language="hr" fo:country="HR" fo:font-weight="normal" officeooo:rsid="004f371f" officeooo:paragraph-rsid="004f371f" style:font-size-asian="10.5pt" style:font-weight-asian="normal" style:font-size-complex="12pt" style:language-complex="ar" style:country-complex="SA" style:font-weight-complex="normal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language="hr" fo:country="HR" fo:font-weight="normal" officeooo:rsid="0052adad" officeooo:paragraph-rsid="0052adad" style:font-size-asian="10.5pt" style:font-weight-asian="normal" style:font-size-complex="12pt" style:language-complex="ar" style:country-complex="SA" style:font-weight-complex="normal"/>
    </style:style>
    <style:style style:name="P45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size="12pt" fo:font-weight="normal" officeooo:rsid="00238807" officeooo:paragraph-rsid="002409aa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38807" officeooo:paragraph-rsid="0025cde4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5cde4" officeooo:paragraph-rsid="0025cde4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83b9e" officeooo:paragraph-rsid="00283b9e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83b9e" officeooo:paragraph-rsid="002a026f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a026f" officeooo:paragraph-rsid="002a026f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b1824" officeooo:paragraph-rsid="002b1824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b1824" officeooo:paragraph-rsid="002fbed7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b1824" officeooo:paragraph-rsid="00314b62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fbed7" officeooo:paragraph-rsid="002fbed7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fbed7" officeooo:paragraph-rsid="002b1824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33529a" officeooo:paragraph-rsid="00333d61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33529a" officeooo:paragraph-rsid="0033529a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369163" officeooo:paragraph-rsid="00350dcf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369163" officeooo:paragraph-rsid="00382a98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369163" officeooo:paragraph-rsid="00383aa1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383aa1" officeooo:paragraph-rsid="00383aa1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407b5e" officeooo:paragraph-rsid="00407b5e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a026f" officeooo:paragraph-rsid="002a026f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officeooo:paragraph-rsid="001f955f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fbed7"/>
    </style:style>
    <style:style style:name="P66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officeooo:rsid="0020d164" officeooo:paragraph-rsid="0020d164"/>
    </style:style>
    <style:style style:name="P67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officeooo:rsid="0020d164" officeooo:paragraph-rsid="002409aa"/>
    </style:style>
    <style:style style:name="P68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officeooo:rsid="00238807" officeooo:paragraph-rsid="00238807"/>
    </style:style>
    <style:style style:name="P69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officeooo:rsid="00238807" officeooo:paragraph-rsid="002409aa"/>
    </style:style>
    <style:style style:name="P70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weight="normal" officeooo:rsid="00238807" officeooo:paragraph-rsid="00238807" style:font-weight-asian="normal" style:font-weight-complex="normal"/>
    </style:style>
    <style:style style:name="P71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weight="normal" officeooo:rsid="00238807" officeooo:paragraph-rsid="002409a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fbed7" style:font-weight-asian="bold" style:font-weight-complex="bold"/>
    </style:style>
    <style:style style:name="T3" style:family="text">
      <style:text-properties fo:font-weight="bold" officeooo:rsid="00382a98" style:font-weight-asian="bold" style:font-weight-complex="bold"/>
    </style:style>
    <style:style style:name="T4" style:family="text">
      <style:text-properties fo:font-weight="bold" officeooo:rsid="00383aa1" style:font-weight-asian="bold" style:font-weight-complex="bold"/>
    </style:style>
    <style:style style:name="T5" style:family="text">
      <style:text-properties fo:font-weight="bold" officeooo:rsid="003aabcf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409aa" style:font-weight-asian="normal" style:font-weight-complex="normal"/>
    </style:style>
    <style:style style:name="T8" style:family="text">
      <style:text-properties fo:font-weight="normal" officeooo:rsid="002b1824" style:font-weight-asian="normal" style:font-weight-complex="normal"/>
    </style:style>
    <style:style style:name="T9" style:family="text">
      <style:text-properties officeooo:rsid="002409aa"/>
    </style:style>
    <style:style style:name="T10" style:family="text">
      <style:text-properties officeooo:rsid="00266e23"/>
    </style:style>
    <style:style style:name="T11" style:family="text">
      <style:text-properties officeooo:rsid="00283b9e"/>
    </style:style>
    <style:style style:name="T12" style:family="text">
      <style:text-properties fo:language="hr" fo:country="HR" style:language-complex="ar" style:country-complex="SA"/>
    </style:style>
    <style:style style:name="T13" style:family="text">
      <style:text-properties fo:font-size="12pt" style:font-size-asian="10.5pt" style:font-size-complex="12pt"/>
    </style:style>
    <style:style style:name="T14" style:family="text">
      <style:text-properties fo:font-size="12pt" officeooo:rsid="0033529a" style:font-size-asian="10.5pt" style:font-size-complex="12pt"/>
    </style:style>
    <style:style style:name="T15" style:family="text">
      <style:text-properties fo:font-size="12pt" officeooo:rsid="00369163" style:font-size-asian="10.5pt" style:font-size-complex="12pt"/>
    </style:style>
    <style:style style:name="T16" style:family="text">
      <style:text-properties fo:font-size="12pt" officeooo:rsid="003b8ba5" style:font-size-asian="10.5pt" style:font-size-complex="12pt"/>
    </style:style>
    <style:style style:name="T17" style:family="text">
      <style:text-properties fo:font-size="12pt" officeooo:rsid="003d5368" style:font-size-asian="10.5pt" style:font-size-complex="12pt"/>
    </style:style>
    <style:style style:name="T18" style:family="text">
      <style:text-properties fo:font-size="12pt" officeooo:rsid="002fbed7" style:font-size-asian="10.5pt" style:font-size-complex="12pt"/>
    </style:style>
    <style:style style:name="T19" style:family="text">
      <style:text-properties fo:font-size="12pt" officeooo:rsid="00444da9" style:font-size-asian="10.5pt" style:font-size-complex="12pt"/>
    </style:style>
    <style:style style:name="T20" style:family="text">
      <style:text-properties fo:font-size="12pt" officeooo:rsid="0055584a" style:font-size-asian="10.5pt" style:font-size-complex="12pt"/>
    </style:style>
    <style:style style:name="T21" style:family="text">
      <style:text-properties fo:font-size="12pt" fo:font-weight="normal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33529a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350dcf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3b8ba5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3d5368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2b1824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2fbed7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433930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444da9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44e37c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4ad511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4d6826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4d9c4e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55584a" style:font-size-asian="10.5pt" style:font-weight-asian="normal" style:font-size-complex="12pt" style:font-weight-complex="normal"/>
    </style:style>
    <style:style style:name="T35" style:family="text">
      <style:text-properties officeooo:rsid="002fbed7"/>
    </style:style>
    <style:style style:name="T36" style:family="text">
      <style:text-properties officeooo:rsid="00314b62"/>
    </style:style>
    <style:style style:name="T37" style:family="text">
      <style:text-properties officeooo:rsid="00382a98"/>
    </style:style>
    <style:style style:name="T38" style:family="text">
      <style:text-properties officeooo:rsid="00383aa1"/>
    </style:style>
    <style:style style:name="T39" style:family="text">
      <style:text-properties officeooo:rsid="003aabcf"/>
    </style:style>
    <style:style style:name="T40" style:family="text">
      <style:text-properties style:font-weight-complex="bold"/>
    </style:style>
    <style:style style:name="T41" style:family="text">
      <style:text-properties officeooo:rsid="002a026f"/>
    </style:style>
    <style:style style:name="T42" style:family="text">
      <style:text-properties officeooo:rsid="005558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8Num2">
        <text:list-item>
          <text:p text:style-name="P15">Frizerski salon </text:p>
          <text:p text:style-name="P15">U frizerskom salonu radi više djelatnica. Jedna djelatnica na dan radi s više korisnika. Korisnik tijekom jednog posjeta koristi jednu usluga.</text:p>
        </text:list-item>
      </text:list>
      <text:p text:style-name="P64"/>
      <text:p text:style-name="P66">1. Entitet: <text:span text:style-name="T1">Djelatnik</text:span></text:p>
      <text:p text:style-name="P66"><text:tab/>Atributi: -Ime</text:p>
      <text:p text:style-name="P66"><text:tab/><text:tab/> <text:s text:c="2"/>-Prezime</text:p>
      <text:p text:style-name="P66"><text:tab/><text:tab/> <text:s text:c="2"/>-Smjena: Jutarnja, Popodnevna</text:p>
      <text:p text:style-name="P68">2. Entitet: <text:span text:style-name="T1">Korisnik</text:span></text:p>
      <text:p text:style-name="P70"><text:tab/>Atributi: -Ime</text:p>
      <text:p text:style-name="P70"><text:tab/><text:tab/> <text:s text:c="2"/>-Prezime</text:p>
      <text:p text:style-name="P70"><text:tab/><text:tab/> <text:s text:c="2"/>-Usluga: Šišanje, Brijanje, Bojanje</text:p>
      <text:p text:style-name="P68"><text:span text:style-name="T6"/></text:p>
      <text:p text:style-name="P68"><text:span text:style-name="T6">3. Entitet: </text:span><text:span text:style-name="T1">Raspored</text:span></text:p>
      <text:p text:style-name="P70"><text:tab/>Atributi: -Djelatnik: Marta M., Ivana I. Marko T.</text:p>
      <text:p text:style-name="P70"><text:tab/><text:tab/> <text:s text:c="2"/>-Korisnik: Ivan P., Marin H., Toni F</text:p>
      <text:p text:style-name="P70"><text:tab/><text:tab/> <text:s text:c="2"/>-Datum: 29.04, 18.05, 11.01.</text:p>
      <text:p text:style-name="P68"><text:span text:style-name="T6"/></text:p>
      <text:p text:style-name="P68"><text:span text:style-name="T6">4. Entitet: </text:span><text:span text:style-name="T1">Usluga</text:span></text:p>
      <text:p text:style-name="P70"><text:tab/>Atributi: -Naziv: Šišanje, Brijanje, Bojanje</text:p>
      <text:p text:style-name="P70"><text:tab/><text:tab/> <text:s text:c="2"/>-Cijena: 5, 3, 20</text:p>
      <text:p text:style-name="P70"><text:tab/><text:tab/> <text:s text:c="2"/>-Trajanje: 20, 10, 120</text:p>
      <text:p text:style-name="P68"><text:span text:style-name="T6"/></text:p>
      <text:p text:style-name="P68"><text:span text:style-name="T6"/></text:p>
      <text:p text:style-name="P21">2. Salon za uljepšavanje</text:p>
      <text:p text:style-name="P21"><text:s text:c="3"/>U <text:span text:style-name="T9">s</text:span>alonu za uljepšavanje radi više djelatnica. Jedna djelatnica na dan radi s više korisnika. Korisnik tijekom jednog posjeta koristi jednu usluga.</text:p>
      <text:p text:style-name="P22"/>
      <text:p text:style-name="P67">1. Entitet: <text:span text:style-name="T1">Djelatnik</text:span></text:p>
      <text:p text:style-name="P67"><text:tab/>Atributi: -Ime</text:p>
      <text:p text:style-name="P67"><text:tab/><text:tab/> <text:s text:c="2"/>-Prezime</text:p>
      <text:p text:style-name="P67"><text:tab/><text:tab/> <text:s text:c="2"/>-Smjena: Jutarnja, Popodnevna</text:p>
      <text:p text:style-name="P69">2. Entitet: <text:span text:style-name="T1">Korisnik</text:span></text:p>
      <text:p text:style-name="P71"><text:tab/>Atributi: -Ime</text:p>
      <text:p text:style-name="P71"><text:tab/><text:tab/> <text:s text:c="2"/>-Prezime</text:p>
      <text:p text:style-name="P71"><text:tab/><text:tab/> <text:s text:c="2"/>-Usluga: Šišanje, Brijanje, Bojanje</text:p>
      <text:p text:style-name="P69"><text:span text:style-name="T6"/></text:p>
      <text:p text:style-name="P69"><text:span text:style-name="T6">3. Entitet: </text:span><text:span text:style-name="T1">Raspored</text:span></text:p>
      <text:p text:style-name="P71"><text:tab/>Atributi: -Djelatnik: Marta M., Ivana I. Marko T.</text:p>
      <text:p text:style-name="P71"><text:tab/><text:tab/> <text:s text:c="2"/>-Korisnik: Ivan P., Marin H., Toni F</text:p>
      <text:p text:style-name="P71"><text:tab/><text:tab/> <text:s text:c="2"/>-Datum: 29.04, 18.05, 11.01.</text:p>
      <text:p text:style-name="P69"><text:span text:style-name="T6"/></text:p>
      <text:p text:style-name="P69"><text:span text:style-name="T6">4. Entitet: </text:span><text:span text:style-name="T1">Usluga</text:span></text:p>
      <text:p text:style-name="P69"><text:span text:style-name="T6"><text:tab/>Atributi: -Naziv: </text:span><text:span text:style-name="T7">Ulješpšavanje</text:span><text:span text:style-name="T6">, </text:span><text:span text:style-name="T7">Šminkanje</text:span><text:span text:style-name="T6">, Bojanje</text:span></text:p>
      <text:p text:style-name="P71"><text:tab/><text:tab/> <text:s text:c="2"/>-Cijena: 5, 3, 20</text:p>
      <text:p text:style-name="P45"><text:tab/><text:tab/> <text:s text:c="2"/>-Trajanje: 20, 10, 120</text:p>
      <text:p text:style-name="P23">3. Udruga za zaštitu životinja</text:p>
      <text:p text:style-name="P24"><text:s/>U udruz<text:span text:style-name="T10">i</text:span> radi više osoba. Jedna osoba se brine za jednog ili više štićenika udruge. Štićenici udruge su životinje. Svaki štićenik se nalazi u jednom prostoru.</text:p>
      <text:p text:style-name="P46"/>
      <text:p text:style-name="P47"><text:tab/>1. Entitet: <text:span text:style-name="T1">Djelatnik</text:span></text:p>
      <text:p text:style-name="P47"><text:tab/><text:tab/>Atributi: -Šifra: <text:span text:style-name="T11">21654, 43216, 14648</text:span></text:p>
      <text:p text:style-name="P47"><text:tab/><text:tab/> <text:s text:c="2"/><text:tab/>-Ime</text:p>
      <text:p text:style-name="P47"><text:tab/><text:tab/> <text:s text:c="2"/><text:tab/>-Prezime</text:p>
      <text:p text:style-name="P47"/>
      <text:p text:style-name="P47"><text:tab/>2. Entitet: <text:span text:style-name="T1">Štićenik</text:span></text:p>
      <text:p text:style-name="P47"><text:span text:style-name="T1"><text:tab/><text:tab/></text:span>Atributi: -Vrsta: <text:span text:style-name="T10">Tigar, Zebra, Slon</text:span></text:p>
      <text:p text:style-name="P47"><text:tab/><text:tab/> <text:s text:c="2"/><text:tab/> <text:s text:c="2"/>-Prehrana: <text:span text:style-name="T10">Biljojed, Mesojed, Svejed</text:span></text:p>
      <text:p text:style-name="P47"><text:tab/><text:tab/> <text:s text:c="2"/><text:tab/> <text:s text:c="2"/>-Djelatnik: <text:span text:style-name="T10">Martin M., Ivan P., Darko Ž.</text:span></text:p>
      <text:p text:style-name="P47"/>
      <text:p text:style-name="P47"><text:tab/>3. Entitet: <text:span text:style-name="T1">Prostorija</text:span></text:p>
      <text:p text:style-name="P47"><text:tab/><text:tab/>Atributi: -Naziv: <text:span text:style-name="T10">T2, T1, S1</text:span></text:p>
      <text:p text:style-name="P47"><text:tab/><text:tab/> <text:s text:c="2"/><text:tab/> <text:s text:c="2"/>-Kapacitet: <text:span text:style-name="T10">5, 10, 2</text:span></text:p>
      <text:p text:style-name="P47"><text:tab/><text:tab/> <text:s text:c="2"/><text:tab/> <text:s text:c="2"/>-<text:span text:style-name="T10">Veličina: Srednja, Velika, Mala</text:span></text:p>
      <text:p text:style-name="P47"/>
      <text:p text:style-name="P25">4. Dječji vrtić</text:p>
      <text:p text:style-name="P25"><text:s/>U dječjem vrtiću postoji više odgojnih skupina. Svaka odgojna skupina ima više <text:s/>djece i vodi ih jedna odgajateljica. Odgajateljica ima jednu stručnu spremu.</text:p>
      <text:p text:style-name="P25"/>
      <text:p text:style-name="P48"><text:tab/>1. Entitet: <text:span text:style-name="T1">Odgojitelj</text:span></text:p>
      <text:p text:style-name="P48"><text:tab/><text:tab/>Atribut: -Ime</text:p>
      <text:p text:style-name="P48"><text:tab/><text:tab/> <text:s/><text:tab/> <text:s/>-Prezime</text:p>
      <text:p text:style-name="P48"><text:tab/><text:tab/> <text:s/><text:tab/> <text:s/>-Stručna sprema</text:p>
      <text:p text:style-name="P48"/>
      <text:p text:style-name="P48"><text:tab/>2. Entitet: <text:span text:style-name="T1">Dijete</text:span></text:p>
      <text:p text:style-name="P48"><text:tab/><text:tab/>Atribut: -Ime</text:p>
      <text:p text:style-name="P48"><text:tab/><text:tab/> <text:s/><text:tab/> <text:s/>-Prezime</text:p>
      <text:p text:style-name="P48"><text:tab/><text:tab/> <text:s/><text:tab/> <text:s/>-Skupina: A, B, C</text:p>
      <text:p text:style-name="P48"/>
      <text:p text:style-name="P48"><text:tab/>3. Entitet: <text:span text:style-name="T1">Skupina</text:span></text:p>
      <text:p text:style-name="P48"><text:tab/><text:tab/>Atribut: -Naziv: A, B, C</text:p>
      <text:p text:style-name="P48"><text:tab/><text:tab/> <text:s/><text:tab/> <text:s/>-Broj djece: 10, 15, 12</text:p>
      <text:p text:style-name="P49"><text:tab/><text:tab/> <text:s/><text:tab/> <text:s/>-Odgajatelj: Mirjana P., Renata S., Kristina F.</text:p>
      <text:p text:style-name="P16"/>
      <text:p text:style-name="P17"><text:span text:style-name="T41">5. </text:span>Muzej </text:p>
      <text:p text:style-name="P16"><text:s/>U muzeju postoji više izlož<text:span text:style-name="T41">bi</text:span>. Jedna izložba ima više djela. Svaki kustos je zadužen za jednu</text:p>
      <text:p text:style-name="P16"><text:s/>izložbu. Svaka izložba ima jednog sponzora.</text:p>
      <text:p text:style-name="P16"><text:span text:style-name="T6"/></text:p>
      <text:p text:style-name="P63"><text:span text:style-name="T6"><text:tab/>1. Entitet: </text:span>Izložba</text:p>
      <text:p text:style-name="P50"><text:tab/><text:tab/>Atributi: -Predmeti: Dijamanti Afrike, Predmeti Atlantide, Australski kukci</text:p>
      <text:p text:style-name="P50"><text:tab/><text:tab/> <text:s text:c="2"/><text:tab/> <text:s text:c="2"/>-Sponzor: Ina, Konzum, Lidl</text:p>
      <text:p text:style-name="P50"><text:tab/><text:tab/> <text:s text:c="2"/><text:tab/> <text:s text:c="2"/>-Kustos: Marko F., Tin B., Marino E.</text:p>
      <text:p text:style-name="P63"><text:span text:style-name="T6"/></text:p>
      <text:p text:style-name="P63"><text:span text:style-name="T6"><text:tab/>2. Entitet: </text:span>Sponzor</text:p>
      <text:p text:style-name="P50"><text:tab/><text:tab/>Atributi: -Naziv: Ina, Konzum, HEP</text:p>
      <text:p text:style-name="P50"><text:tab/><text:tab/> <text:s text:c="2"/><text:tab/> <text:s text:c="2"/>-Donirani iznos: 1000, 2500.99, 750</text:p>
      <text:p text:style-name="P63"><text:span text:style-name="T6"><text:tab/><text:tab/> <text:s text:c="2"/><text:tab/> <text:s/>-Izložba: Drevni predmeti Afričkog kontinenta, Sredozemna blaga, </text:span><text:span text:style-name="T8">Teslini <text:tab/><text:tab/><text:tab/> <text:s text:c="3"/>izumi</text:span></text:p>
      <text:p text:style-name="P63"><text:span text:style-name="T8"/></text:p>
      <text:p text:style-name="P51"><text:tab/>3. Entitet: Kustos</text:p>
      <text:p text:style-name="P51"><text:tab/><text:tab/>Atributi: -Ime</text:p>
      <text:p text:style-name="P51"><text:tab/><text:tab/> <text:s text:c="2"/><text:tab/> <text:s text:c="2"/>-Prezime</text:p>
      <text:p text:style-name="P52"><text:tab/><text:tab/> <text:s text:c="2"/><text:tab/> <text:s text:c="2"/>-Izložba</text:p>
      <text:p text:style-name="P65"><text:span text:style-name="T26"/></text:p>
      <text:p text:style-name="P18"><text:span text:style-name="T35">6. </text:span>Samostan</text:p>
      <text:p text:style-name="P18">U samostanu se nalaze svećenici. Svaki svećenik je zadužen za više poslova. Jedan posao u isto <text:s text:c="2"/>vrijeme može obavljati više svećenika. Svaki svećenik <text:span text:style-name="T35">(idem s pretpostavkom da umjesto svećenika treba pisati posao)</text:span> ima samo jednog nadređenog svećenika.</text:p>
      <text:p text:style-name="P18"><text:span text:style-name="T6"/></text:p>
      <text:p text:style-name="P18"><text:span text:style-name="T27"><text:tab/>1. Entitet: </text:span><text:span text:style-name="T18">Svećenik</text:span></text:p>
      <text:p text:style-name="P54"><text:tab/><text:tab/>Atributi: -Ime</text:p>
      <text:p text:style-name="P54"><text:tab/><text:tab/><text:tab/> <text:s text:c="2"/>-Posao: Paljenje svijeća, metenje poda, održavanje oltara</text:p>
      <text:p text:style-name="P54"><text:tab/><text:tab/><text:tab/> <text:s text:c="2"/>-Nadređeni: Da, Ne</text:p>
      <text:p text:style-name="P18"><text:span text:style-name="T27"/></text:p>
      <text:p text:style-name="P51"><text:span text:style-name="T35"><text:tab/>2. Entitet: </text:span><text:span text:style-name="T2">Posao</text:span></text:p>
      <text:p text:style-name="P55"><text:tab/><text:tab/>Atributi: -Naziv: Paljenje svijeća, metenje poda, održavanje oltara</text:p>
      <text:p text:style-name="P51"><text:tab/><text:tab/><text:tab/> <text:s text:c="2"/>-<text:span text:style-name="T35">Nadređeni: ime nadređenog svećenika</text:span></text:p>
      <text:p text:style-name="P51"><text:tab/><text:tab/><text:tab/> <text:s text:c="2"/>-<text:span text:style-name="T36">Trajanje: 20, 15, 45</text:span></text:p>
      <text:p text:style-name="P51"/>
      <text:p text:style-name="P51"><text:span text:style-name="T35"><text:tab/>3. Entitet: </text:span><text:span text:style-name="T2">Raspored</text:span></text:p>
      <text:p text:style-name="P55"><text:tab/><text:tab/>Atributi: -Datum: 20.10., 10.05., 11.08.</text:p>
      <text:p text:style-name="P52"><text:tab/><text:tab/><text:tab/> <text:s text:c="2"/>-<text:span text:style-name="T35">Posao: Paljenje svijeća, metenje poda, održavanje oltara</text:span></text:p>
      <text:p text:style-name="P53"><text:tab/><text:tab/><text:tab/> <text:s text:c="2"/>-<text:span text:style-name="T35">Termin: Jutarnji, popodnevni, ve</text:span><text:span text:style-name="T36">č</text:span><text:span text:style-name="T35">ernji</text:span></text:p>
      <text:p text:style-name="P26">7. Taksi služba </text:p>
      <text:p text:style-name="P27">Taksi tvrtka ima više vozila. Jedno vozilo vozi jedan vozač. U jednoj vožnji vozač može prevesti više putnika. Jedan putnik se naravno može tijekom vremena imati više vožnji.</text:p>
      <text:p text:style-name="P27"><text:span text:style-name="T6"/></text:p>
      <text:p text:style-name="P27"><text:span text:style-name="T22"><text:tab/>1. Entitet: </text:span><text:span text:style-name="T14">Vozilo</text:span></text:p>
      <text:p text:style-name="P56"><text:tab/><text:tab/>Atributi: -Kapacitet: 4, 6, 7</text:p>
      <text:p text:style-name="P56"><text:tab/><text:tab/><text:tab/> <text:s text:c="2"/>-Kilometraža: 95000, 15000, 76000</text:p>
      <text:p text:style-name="P57"><text:tab/><text:tab/><text:tab/> <text:s text:c="2"/>-Vozač: Mirko D., Dino F., Ivan P.</text:p>
      <text:p text:style-name="P57"><text:tab/></text:p>
      <text:p text:style-name="P28"><text:span text:style-name="T22"><text:tab/>2. Entitet: </text:span><text:span text:style-name="T14">Vozač</text:span></text:p>
      <text:p text:style-name="P57"><text:s/><text:tab/><text:tab/>Atributi: -Ime</text:p>
      <text:p text:style-name="P57"><text:tab/><text:tab/><text:tab/> <text:s text:c="2"/>-Prezime</text:p>
      <text:p text:style-name="P57"><text:tab/><text:tab/><text:tab/> <text:s text:c="2"/>-Smjena: Jutarnja, Popodnevna, Noćna</text:p>
      <text:p text:style-name="P28"><text:span text:style-name="T22"/></text:p>
      <text:p text:style-name="P28"><text:span text:style-name="T22"><text:tab/>3. Entitet: </text:span><text:span text:style-name="T14">Vožnja</text:span></text:p>
      <text:p text:style-name="P57"><text:tab/><text:tab/>Atributi: -Vozač</text:p>
      <text:p text:style-name="P57"><text:tab/><text:tab/><text:tab/> <text:s text:c="2"/>-Relacija: adresa1 – adresa2, adresa2 – adresa3</text:p>
      <text:p text:style-name="P28"><text:span text:style-name="T22"><text:tab/><text:tab/><text:tab/> <text:s text:c="2"/>-</text:span><text:span text:style-name="T23">Cijena</text:span></text:p>
      <text:p text:style-name="P28"><text:span text:style-name="T22"/></text:p>
      <text:p text:style-name="P28"><text:span text:style-name="T22"><text:tab/>4. Entitet: </text:span><text:span text:style-name="T14">Putnik</text:span></text:p>
      <text:p text:style-name="P28"><text:span text:style-name="T14"><text:tab/><text:tab/></text:span><text:span text:style-name="T22">Atributi: -Ime</text:span></text:p>
      <text:p text:style-name="P28"><text:span text:style-name="T22"><text:tab/><text:tab/><text:tab/> <text:s text:c="2"/>-</text:span><text:span text:style-name="T23">Prezime</text:span></text:p>
      <text:p text:style-name="P28"><text:span text:style-name="T22"><text:tab/><text:tab/><text:tab/> <text:s text:c="2"/>-</text:span><text:span text:style-name="T23">Vožnja</text:span></text:p>
      <text:p text:style-name="P28"><text:span text:style-name="T23"/></text:p>
      <text:p text:style-name="P29">8. Postolar </text:p>
      <text:p text:style-name="P29">Postolar popravlja obuću. Jedan korisnik može postolaru donijeti više komada obuće na popravak dok jedan komad obuće može biti više puta na popravku. Postolar ima šegrta koji sudjeluje u određenim popravcima obuće.</text:p>
      <text:p text:style-name="P29"/>
      <text:p text:style-name="P29"><text:span text:style-name="T21"><text:tab/>1. Entitet: </text:span><text:span text:style-name="T15">Korisnik</text:span></text:p>
      <text:p text:style-name="P58"><text:tab/><text:tab/>Atributi: -Ime</text:p>
      <text:p text:style-name="P58"><text:tab/><text:tab/><text:tab/> <text:s text:c="2"/>-<text:span text:style-name="T38">Prezime</text:span></text:p>
      <text:p text:style-name="P58"><text:tab/><text:tab/><text:tab/> <text:s text:c="2"/>-Datum narudžbe</text:p>
      <text:p text:style-name="P59"><text:tab/></text:p>
      <text:p text:style-name="P59"><text:tab/>2. Entitet: <text:span text:style-name="T3">Usluga</text:span></text:p>
      <text:p text:style-name="P59"><text:span text:style-name="T37"><text:tab/><text:tab/>Atributi: -Naziv: </text:span>Popravak obuće, laštenje obuće, izrada po mjeri</text:p>
      <text:p text:style-name="P59"><text:tab/><text:tab/><text:tab/> <text:s text:c="2"/>-<text:span text:style-name="T37">Potreban šegrt: Da, Ne</text:span></text:p>
      <text:p text:style-name="P59"><text:tab/><text:tab/><text:tab/> <text:s text:c="2"/>-<text:span text:style-name="T37">Cijena: 10, 15, 25</text:span></text:p>
      <text:p text:style-name="P59"><text:tab/></text:p>
      <text:p text:style-name="P59"><text:span text:style-name="T38"><text:tab/>3. Entitet: </text:span><text:span text:style-name="T4">Obuća</text:span></text:p>
      <text:p text:style-name="P61"><text:tab/><text:tab/>Atributi: -Korisnik</text:p>
      <text:p text:style-name="P60"><text:tab/><text:tab/><text:tab/> <text:s text:c="2"/>-Usluga: Popravak obuće, laštenje obuće, izrada po mjeri</text:p>
      <text:p text:style-name="P60"><text:tab/><text:tab/><text:tab/> <text:s text:c="2"/>-<text:span text:style-name="T38">Vrsta: Svečane cipele, Kućne papuče, Cipele za trčanje</text:span></text:p>
      <text:p text:style-name="P19"><text:span text:style-name="T37">9. </text:span>Urar Silvija </text:p>
      <text:p text:style-name="P20">Urar popravlja satove. Jedan korisnik može uraru donijeti više satova na popravak dok jedan sat može biti više puta na popravku. Urar ima šegrta koji sudjeluje u određenim popravcima satova.</text:p>
      <text:p text:style-name="P20"><text:span text:style-name="T6"/></text:p>
      <text:p text:style-name="P30"><text:span text:style-name="T21"><text:tab/>1. Entitet: </text:span><text:span text:style-name="T15">Korisnik</text:span></text:p>
      <text:p text:style-name="P60"><text:tab/><text:tab/>Atributi: -Ime</text:p>
      <text:p text:style-name="P60"><text:tab/><text:tab/><text:tab/> <text:s text:c="2"/>-<text:span text:style-name="T38">Prezime</text:span></text:p>
      <text:p text:style-name="P60"><text:tab/><text:tab/><text:tab/> <text:s text:c="2"/>-Datum narudžbe</text:p>
      <text:p text:style-name="P60"><text:tab/></text:p>
      <text:p text:style-name="P60"><text:tab/>2. Entitet: <text:span text:style-name="T3">Usluga</text:span></text:p>
      <text:p text:style-name="P60"><text:span text:style-name="T37"><text:tab/><text:tab/>Atributi: -Naziv: </text:span>Popravak <text:span text:style-name="T38">sata</text:span>, <text:span text:style-name="T38">zamjena baterije,</text:span> <text:span text:style-name="T38">Namještanje narukvice sata</text:span></text:p>
      <text:p text:style-name="P60"><text:tab/><text:tab/><text:tab/> <text:s text:c="2"/>-<text:span text:style-name="T37">Potreban šegrt: Da, Ne</text:span></text:p>
      <text:p text:style-name="P60"><text:tab/><text:tab/><text:tab/> <text:s text:c="2"/>-<text:span text:style-name="T37">Cijena: 10, 15, 25</text:span></text:p>
      <text:p text:style-name="P60"><text:tab/></text:p>
      <text:p text:style-name="P60"><text:span text:style-name="T38"><text:tab/>3. Entitet: </text:span><text:span text:style-name="T4">Sat</text:span></text:p>
      <text:p text:style-name="P61"><text:tab/><text:tab/>Atributi: -Korisnik</text:p>
      <text:p text:style-name="P60"><text:tab/><text:tab/><text:tab/> <text:s text:c="2"/>-Usluga: Popravak <text:span text:style-name="T38">sata</text:span>, <text:span text:style-name="T38">zamjena baterije,</text:span> <text:span text:style-name="T38">Namještanje narukvice sata</text:span></text:p>
      <text:p text:style-name="P60"><text:tab/><text:tab/><text:tab/> <text:s text:c="2"/>-<text:span text:style-name="T38">Vrsta: Vodootporni, Digitalni, Analogni</text:span></text:p>
      <text:p text:style-name="P60"/>
      <text:p text:style-name="P31">10. Doktorska ordinacija </text:p>
      <text:p text:style-name="P31">Doktor liječi pacijente. Jednog pacijenta može liječiti više puta. U liječenju pacijenta doktoru pomažu medicinske sestre.</text:p>
      <text:p text:style-name="P31"><text:span text:style-name="T21"/></text:p>
      <text:p text:style-name="P31"><text:span text:style-name="T21"><text:tab/>1. Entitet: </text:span><text:span text:style-name="T13">Doktor</text:span></text:p>
      <text:p text:style-name="P31"><text:span text:style-name="T13"><text:tab/><text:tab/></text:span><text:span text:style-name="T21">Atributi: -Ime</text:span></text:p>
      <text:p text:style-name="P61"><text:tab/><text:tab/><text:tab/> <text:s text:c="2"/>-Prezime</text:p>
      <text:p text:style-name="P61"><text:tab/><text:tab/><text:tab/> <text:s text:c="2"/>-Struka</text:p>
      <text:p text:style-name="P61"><text:tab/></text:p>
      <text:p text:style-name="P61"><text:tab/>2. Entitet: <text:span text:style-name="T5">Pacijent</text:span></text:p>
      <text:p text:style-name="P61"><text:span text:style-name="T39"><text:tab/><text:tab/>Atributi: -Ime</text:span></text:p>
      <text:p text:style-name="P61"><text:tab/><text:tab/><text:tab/> <text:s text:c="2"/>-<text:span text:style-name="T39">Prezime</text:span></text:p>
      <text:p text:style-name="P61"><text:tab/><text:tab/><text:tab/> <text:s text:c="2"/>-<text:span text:style-name="T39">Datum i vrijeme dolaska</text:span></text:p>
      <text:p text:style-name="P61"><text:tab/><text:tab/><text:tab/> <text:s text:c="2"/>-<text:span text:style-name="T39">Bolest: Kašalj, Bol u koljenu, Vrtoglavica</text:span></text:p>
      <text:p text:style-name="P61"/>
      <text:p text:style-name="P61"><text:span text:style-name="T39"><text:tab/>3. Entitet: </text:span><text:span text:style-name="T5">Medicinska sestra</text:span></text:p>
      <text:p text:style-name="P61"><text:span text:style-name="T39"><text:tab/><text:tab/>Atributi: -Ime</text:span></text:p>
      <text:p text:style-name="P61"><text:tab/><text:tab/><text:tab/> <text:s text:c="2"/>-<text:span text:style-name="T39">Prezime</text:span></text:p>
      <text:p text:style-name="P61"><text:tab/><text:tab/><text:tab/> <text:s text:c="2"/>-<text:span text:style-name="T39">Pacijent</text:span></text:p>
      <text:p text:style-name="P32">11. Fakultet </text:p>
      <text:p text:style-name="P33">Studenti polažu kolegije kroz rokove. Student može rok prijaviti više puta a na jedan rok može izaći više studenata.</text:p>
      <text:p text:style-name="P33"><text:span text:style-name="T21"/></text:p>
      <text:p text:style-name="P33"><text:span text:style-name="T21"><text:tab/>1. Entitet: </text:span><text:span text:style-name="T13">Rok</text:span></text:p>
      <text:p text:style-name="P33"><text:span text:style-name="T21"><text:tab/><text:tab/>Atributi: -Datum održavanja</text:span></text:p>
      <text:p text:style-name="P33"><text:span text:style-name="T21"><text:tab/><text:tab/><text:tab/> <text:s text:c="2"/>-Naziv kolegija: Matematika II, Fizika I, Elektronika II</text:span></text:p>
      <text:p text:style-name="P33"><text:span text:style-name="T21"><text:tab/><text:tab/><text:tab/> <text:s text:c="2"/>-Prijavljeni izlasci: 50, 73, 112</text:span></text:p>
      <text:p text:style-name="P33"><text:span text:style-name="T21"/></text:p>
      <text:p text:style-name="P33"><text:span text:style-name="T21"><text:tab/>2. Entitet: </text:span><text:span text:style-name="T13">Student</text:span></text:p>
      <text:p text:style-name="P33"><text:span text:style-name="T21"><text:tab/><text:tab/>Atributi: -Ime</text:span></text:p>
      <text:p text:style-name="P33"><text:span text:style-name="T21"><text:tab/><text:tab/><text:tab/> <text:s text:c="2"/>-Prezime</text:span></text:p>
      <text:p text:style-name="P33"><text:span text:style-name="T21"><text:tab/><text:tab/><text:tab/> <text:s text:c="2"/>-Prijavljen rok: Da, Ne</text:span></text:p>
      <text:p text:style-name="P33"><text:span text:style-name="T21"/></text:p>
      <text:p text:style-name="P33"><text:span text:style-name="T21"/></text:p>
      <text:p text:style-name="P33">12. Osnovna škola </text:p>
      <text:p text:style-name="P33">U osnovnoj školi postoje dječje radionice. Na jednoj radionici sudjeluje više djece. Jedno dijete može sudjelovati na više radionica. Radionicu vodi jedna učiteljica.</text:p>
      <text:p text:style-name="P33"><text:span text:style-name="T21"/></text:p>
      <text:p text:style-name="P33"><text:span text:style-name="T24"><text:tab/>1. Entitet: </text:span><text:span text:style-name="T16">Radionica</text:span></text:p>
      <text:p text:style-name="P33"><text:span text:style-name="T24"><text:tab/><text:tab/>Atributi: -Naziv: Bojanje, Rezanje papira, Lijepljenje kolaža</text:span></text:p>
      <text:p text:style-name="P33"><text:span text:style-name="T24"><text:tab/><text:tab/><text:tab/> <text:s text:c="2"/>-</text:span><text:span text:style-name="T25">Voditeljica</text:span></text:p>
      <text:p text:style-name="P33"><text:span text:style-name="T25"><text:tab/><text:tab/><text:tab/> <text:s text:c="2"/>-Broj prijavljenih sudionika: 10, 12, 20</text:span></text:p>
      <text:p text:style-name="P33"><text:span text:style-name="T25"/></text:p>
      <text:p text:style-name="P33"><text:span text:style-name="T25"><text:tab/>2. Entitet: </text:span><text:span text:style-name="T17">Učiteljica</text:span></text:p>
      <text:p text:style-name="P33"><text:span text:style-name="T25"><text:tab/><text:tab/>Atributi: -Ime</text:span></text:p>
      <text:p text:style-name="P33"><text:span text:style-name="T25"><text:tab/><text:tab/><text:tab/> <text:s text:c="2"/>-Prezime</text:span></text:p>
      <text:p text:style-name="P34"><text:span text:style-name="T25"><text:tab/><text:tab/><text:tab/> <text:s text:c="2"/>-Radionica: </text:span><text:span text:style-name="T24">Bojanje, Rezanje papira, Lijepljenje kolaža</text:span></text:p>
      <text:p text:style-name="P34"><text:span text:style-name="T24"/></text:p>
      <text:p text:style-name="P34"><text:span text:style-name="T24"><text:tab/></text:span><text:span text:style-name="T25">3. Entitet: </text:span><text:span text:style-name="T17">Dijete</text:span></text:p>
      <text:p text:style-name="P34"><text:span text:style-name="T25"><text:tab/><text:tab/>Atributi: -Ime</text:span></text:p>
      <text:p text:style-name="P34"><text:span text:style-name="T25"><text:tab/><text:tab/><text:tab/> <text:s text:c="2"/>-Prezime</text:span></text:p>
      <text:p text:style-name="P34"><text:span text:style-name="T25"><text:tab/><text:tab/><text:tab/> <text:s text:c="2"/>-Razred: 2A, 1C, 4B</text:span></text:p>
      <text:p text:style-name="P34"><text:span text:style-name="T25"/></text:p>
      <text:p text:style-name="P34"><text:span text:style-name="T25"><text:tab/>4. Entitet: </text:span><text:span text:style-name="T17">Prijava</text:span></text:p>
      <text:p text:style-name="P34"><text:span text:style-name="T17"><text:tab/><text:tab/></text:span><text:span text:style-name="T25">Atributi: -Radionica: </text:span><text:span text:style-name="T24">Bojanje, Rezanje papira, Lijepljenje kolaža</text:span></text:p>
      <text:p text:style-name="P34"><text:span text:style-name="T24"><text:tab/><text:tab/><text:tab/> <text:s text:c="2"/>-</text:span><text:span text:style-name="T25">Ime i prezime djeteta</text:span></text:p>
      <text:p text:style-name="P35">13. Srednja škola </text:p>
      <text:p text:style-name="P36">Jedna srednja škola ima više razreda. Jedan razred pohađa više učenika. U jednom razredu predaje više profesora. Jedan profesor može predavati u više razreda.</text:p>
      <text:p text:style-name="P36"><text:span text:style-name="T21"/></text:p>
      <text:p text:style-name="P36"><text:span text:style-name="T21"><text:tab/>1. Entitet: </text:span><text:span text:style-name="T13">Razred</text:span></text:p>
      <text:p text:style-name="P36"><text:span text:style-name="T21"><text:tab/><text:tab/>Atributi: -Naziv: 1ET2, 2ET1, 1ET3</text:span></text:p>
      <text:p text:style-name="P36"><text:span text:style-name="T21"><text:tab/><text:tab/><text:tab/> <text:s text:c="2"/>-Broj učenika: 15, 17, 22</text:span></text:p>
      <text:p text:style-name="P36"><text:span text:style-name="T21"><text:tab/><text:tab/><text:tab/> <text:s text:c="2"/>-Razrednik</text:span></text:p>
      <text:p text:style-name="P36"><text:span text:style-name="T21"/></text:p>
      <text:p text:style-name="P36"><text:span text:style-name="T21"><text:tab/>2. Entitet: </text:span><text:span text:style-name="T13">Učenik</text:span></text:p>
      <text:p text:style-name="P36"><text:span text:style-name="T21"><text:tab/><text:tab/>Atributi: -Ime</text:span></text:p>
      <text:p text:style-name="P36"><text:span text:style-name="T21"><text:tab/><text:tab/><text:tab/> <text:s text:c="2"/>-Prezime</text:span></text:p>
      <text:p text:style-name="P36"><text:span text:style-name="T21"><text:tab/><text:tab/><text:tab/> <text:s text:c="2"/>-Razred: 1ET2, 2ET1, 1ET3</text:span></text:p>
      <text:p text:style-name="P36"><text:span text:style-name="T21"/></text:p>
      <text:p text:style-name="P36"><text:span text:style-name="T21"><text:tab/>3. Entitet: </text:span><text:span text:style-name="T13">Profesor</text:span></text:p>
      <text:p text:style-name="P36"><text:span text:style-name="T21"><text:tab/><text:tab/>Atributi: -Ime</text:span></text:p>
      <text:p text:style-name="P36"><text:span text:style-name="T21"><text:tab/><text:tab/><text:tab/> <text:s text:c="2"/>-Prezime</text:span></text:p>
      <text:p text:style-name="P36"><text:span text:style-name="T21"><text:tab/><text:tab/><text:tab/> <text:s text:c="2"/>-Predmet: Matematika, Informatika, Engleski jezik</text:span></text:p>
      <text:p text:style-name="P36"><text:span text:style-name="T21"/></text:p>
      <text:p text:style-name="P36"><text:span text:style-name="T21"><text:tab/>4. Entitet: </text:span><text:span text:style-name="T13">Raspored</text:span></text:p>
      <text:p text:style-name="P36"><text:span text:style-name="T13"><text:tab/><text:tab/></text:span><text:span text:style-name="T21">Atributi: -Datum i vrijeme</text:span></text:p>
      <text:p text:style-name="P36"><text:span text:style-name="T21"><text:tab/><text:tab/><text:tab/> <text:s text:c="2"/>-Razred: 1ET2, 2ET1, 1ET3</text:span></text:p>
      <text:p text:style-name="P36"><text:span text:style-name="T21"><text:tab/><text:tab/><text:tab/> <text:s text:c="2"/>-Predmet: Matematika, Informatika, Engleski jezik</text:span></text:p>
      <text:p text:style-name="P36"><text:span text:style-name="T21"><text:tab/><text:tab/><text:tab/> <text:s text:c="2"/>-Profesor</text:span></text:p>
      <text:p text:style-name="P36"><text:span text:style-name="T13"/></text:p>
      <text:p text:style-name="P37">14. Trgovački centar </text:p>
      <text:p text:style-name="P37">U jednom trgovačkom centru postoji više trgovina. U svakoj trgovini radi više osoba. Jedna osoba može raditi u više trgovina. Svaka trgovina ima jednog šefa koji je ujedno i osoba.</text:p>
      <text:p text:style-name="P37"/>
      <text:p text:style-name="P62"><text:tab/>1. Entitet: <text:span text:style-name="T1">Trgovina</text:span></text:p>
      <text:p text:style-name="P62"><text:span text:style-name="T1"><text:tab/><text:tab/></text:span>Atributi: -Naziv: Lidl, Konzum, Links</text:p>
      <text:p text:style-name="P62"><text:tab/><text:tab/><text:tab/> <text:s text:c="2"/>-Šef</text:p>
      <text:p text:style-name="P62"/>
      <text:p text:style-name="P62"><text:tab/>2. Entitet: <text:span text:style-name="T1">Zaposlenik</text:span></text:p>
      <text:p text:style-name="P62"><text:tab/><text:tab/>Atributi: -Ime</text:p>
      <text:p text:style-name="P62"><text:tab/><text:tab/><text:tab/> <text:s text:c="2"/>-Smjena: Jutarnja, Popodnevna, Noćna</text:p>
      <text:p text:style-name="P62"><text:tab/><text:tab/><text:tab/> <text:s text:c="2"/>-Šef: Da, ne</text:p>
      <text:p text:style-name="P38">15. Restoran </text:p>
      <text:p text:style-name="P39">Restoran ima više kategorija na jelovniku. Jedna kategorija ima više jela. Uz svako jelo može se ponuditi više pića. Jedno piće se može ponuditi uz više jela.</text:p>
      <text:p text:style-name="P39"><text:span text:style-name="T21"/></text:p>
      <text:p text:style-name="P39"><text:span text:style-name="T21"><text:tab/>1. Entitet: </text:span><text:span text:style-name="T13">Jelo</text:span></text:p>
      <text:p text:style-name="P39"><text:span text:style-name="T21"><text:tab/><text:tab/>Atributi: -Naziv: </text:span><text:span text:style-name="T29">Pizza, Tjestenina s piletinom, Lazanje</text:span></text:p>
      <text:p text:style-name="P39"><text:span text:style-name="T21"><text:tab/><text:tab/><text:tab/> <text:s text:c="2"/>-Cijen</text:span><text:span text:style-name="T29">a: 6.00, 9.50, 10.00</text:span></text:p>
      <text:p text:style-name="P39"><text:span text:style-name="T29"><text:tab/><text:tab/><text:tab/> <text:s text:c="2"/>-</text:span><text:span text:style-name="T30">Opis</text:span></text:p>
      <text:p text:style-name="P39"><text:span text:style-name="T21"><text:tab/></text:span></text:p>
      <text:p text:style-name="P39"><text:span text:style-name="T21"><text:tab/>2. Entitet: </text:span><text:span text:style-name="T13">Piće</text:span></text:p>
      <text:p text:style-name="P39"><text:span text:style-name="T21"><text:tab/><text:tab/>Atributi: -Naziv: Kava s mlijekom, </text:span><text:span text:style-name="T28">Pivo, Pepsi Twist</text:span></text:p>
      <text:p text:style-name="P39"><text:span text:style-name="T21"><text:tab/><text:tab/><text:tab/> <text:s text:c="2"/>-Cijena: </text:span><text:span text:style-name="T28">1.70, 2.20, </text:span><text:span text:style-name="T29">2.00</text:span></text:p>
      <text:p text:style-name="P39"><text:span text:style-name="T21"><text:tab/><text:tab/><text:tab/> <text:s text:c="2"/>-Vrsta: Topli napitak, alkoholno, bezalkoholno</text:span></text:p>
      <text:p text:style-name="P39"><text:span text:style-name="T21"/></text:p>
      <text:p text:style-name="P39"><text:span text:style-name="T28"><text:tab/>3. Entitet: </text:span><text:span text:style-name="T19">Jelovnik</text:span></text:p>
      <text:p text:style-name="P39"><text:span text:style-name="T19"><text:tab/><text:tab/></text:span><text:span text:style-name="T29">Atributi: -Kategorija: Predjelo, Jela s roštilja, Tjestenine</text:span></text:p>
      <text:p text:style-name="P39"><text:span text:style-name="T29"><text:tab/><text:tab/><text:tab/> <text:s text:c="2"/>-Piće</text:span></text:p>
      <text:p text:style-name="P39"><text:span text:style-name="T29"><text:tab/></text:span></text:p>
      <text:p text:style-name="P39"><text:span text:style-name="T29"><text:tab/>4. Entitet: </text:span><text:span text:style-name="T19">Kategorija</text:span></text:p>
      <text:p text:style-name="P40"><text:span text:style-name="T29"><text:tab/><text:tab/>Atributi: -Naziv: Predjelo, Jela s roštilja, Tjestenine</text:span></text:p>
      <text:p text:style-name="P40"><text:span text:style-name="T29"><text:tab/><text:tab/><text:tab/> <text:s text:c="2"/>-Jelo: Pizza, Tjestenina s piletinom, Lazanje</text:span></text:p>
      <text:p text:style-name="P40"><text:span text:style-name="T29"/></text:p>
      <text:p text:style-name="P40"><text:span text:style-name="T29"/></text:p>
      <text:p text:style-name="P41">16. <text:span text:style-name="T12">Obiteljsko poljoprivredno gospodarstvo </text:span></text:p>
      <text:p text:style-name="P4">OPG proizvodi proizvode od sirovina koje sami uzgoje. Jedan proizvod se može sastojati od više sirovina. Jedna sirovina se može nalaziti u više proizvoda. Jedan djelatnik OPG-a je odgovoran za jedan ili više proizvoda.</text:p>
      <text:p text:style-name="P4"><text:span text:style-name="T21"/></text:p>
      <text:p text:style-name="P4"><text:span text:style-name="T21"><text:tab/>1. Entitet: </text:span><text:span text:style-name="T13">Sirovina</text:span></text:p>
      <text:p text:style-name="P4"><text:span text:style-name="T21"><text:tab/><text:tab/>Atributi: -Naziv: Kukuruz, Suncokret, Krumpir</text:span></text:p>
      <text:p text:style-name="P4"><text:span text:style-name="T21"><text:tab/><text:tab/><text:tab/> <text:s text:c="2"/>-Vrsta: Šećerac, Međimurski, Kokičar</text:span></text:p>
      <text:p text:style-name="P4"><text:span text:style-name="T21"><text:tab/><text:tab/><text:tab/> <text:s text:c="2"/>-Sezona: Ljetna, Proljetna, Jesenska</text:span></text:p>
      <text:p text:style-name="P4"><text:span text:style-name="T21"/></text:p>
      <text:p text:style-name="P4"><text:span text:style-name="T21"><text:tab/>2. Entitet: </text:span><text:span text:style-name="T13">Proizvod</text:span></text:p>
      <text:p text:style-name="P4"><text:span text:style-name="T21"><text:tab/><text:tab/>Atributi: -Naziv: Kokice, Pekarski krupmir, Sjemenke suncokreta</text:span></text:p>
      <text:p text:style-name="P4"><text:span text:style-name="T21"><text:tab/><text:tab/><text:tab/> <text:s text:c="2"/>-Cijena: 3.60, 4.27, 1.50</text:span></text:p>
      <text:p text:style-name="P6"><text:span text:style-name="T21"><text:tab/><text:tab/><text:tab/> <text:s text:c="2"/>-</text:span><text:span text:style-name="T32">Sirovina: </text:span><text:span text:style-name="T21">Kukuruz, Suncokret, Krumpir</text:span></text:p>
      <text:p text:style-name="P6"><text:span text:style-name="T21"><text:tab/><text:tab/><text:tab/> <text:s text:c="2"/>-</text:span><text:span text:style-name="T33">Nadležan djelatnik</text:span></text:p>
      <text:p text:style-name="P4"><text:span text:style-name="T21"/></text:p>
      <text:p text:style-name="P4"><text:span text:style-name="T21"><text:tab/>3. Entitet: </text:span><text:span text:style-name="T13">Djelatnik</text:span></text:p>
      <text:p text:style-name="P4"><text:span text:style-name="T21"><text:tab/><text:tab/></text:span><text:span text:style-name="T31">Atributi: -Ime</text:span></text:p>
      <text:p text:style-name="P4"><text:span text:style-name="T31"><text:tab/><text:tab/><text:tab/> <text:s text:c="2"/>-Prezime</text:span></text:p>
      <text:p text:style-name="P5"><text:span text:style-name="T31"><text:tab/><text:tab/><text:tab/> <text:s text:c="2"/>-</text:span><text:span text:style-name="T33">Smjena: Jutarnja, Popodnevna, Noćna</text:span></text:p>
      <text:p text:style-name="P7">17. <text:s/>Vodoinstalater </text:p>
      <text:p text:style-name="P8">Vodoinstalater popravlja kvarove na vodovodnim instalacijama. Tijekom jednog popravka može popraviti više kvarova a jedan kvar se može popravljati više puta. Na određenim popravcima mu pomaže njegov šegrt.</text:p>
      <text:p text:style-name="P8"/>
      <text:p text:style-name="P42"><text:tab/>1. Entitet: <text:span text:style-name="T1">Kvar</text:span></text:p>
      <text:p text:style-name="P42"><text:tab/><text:tab/>Atributi: -Naziv: Puknuće cijevi, Uklanjanje blokade cijevi</text:p>
      <text:p text:style-name="P42"><text:tab/><text:tab/><text:tab/> <text:s text:c="2"/>-Trajanje popravka kvara: 15, 20, 5</text:p>
      <text:p text:style-name="P42"><text:tab/><text:tab/><text:tab/> <text:s text:c="2"/>-Naziv popravka: Kombinacija imena mušterije i datuma prijave</text:p>
      <text:p text:style-name="P42"/>
      <text:p text:style-name="P42"><text:tab/>2. Entitet: <text:span text:style-name="T1">Popravak</text:span></text:p>
      <text:p text:style-name="P42"><text:tab/><text:tab/>Atributi: -Mušterija</text:p>
      <text:p text:style-name="P42"><text:tab/><text:tab/><text:tab/> <text:s text:c="2"/>-Datum prijave</text:p>
      <text:p text:style-name="P42"><text:tab/><text:tab/><text:tab/> <text:s text:c="2"/>-Datum završetka</text:p>
      <text:p text:style-name="P42"><text:tab/><text:tab/><text:tab/> <text:s text:c="2"/>-Šegrt: Da, Ne</text:p>
      <text:p text:style-name="P42"/>
      <text:p text:style-name="P42"/>
      <text:p text:style-name="P9">18. Odvjetnik </text:p>
      <text:p text:style-name="P9">Jedan odvjetnik brani više klijenata. Jednog klijenta može braniti više puta. U obranama mu pomažu suradnici. Na jednoj obrani može biti više suradnika a jedan suradnik može sudjelovati na više obrana.</text:p>
      <text:p text:style-name="P42"/>
      <text:p text:style-name="P42"/>
      <text:p text:style-name="P43"><text:tab/>1. Entitet: <text:span text:style-name="T1">Klijent</text:span></text:p>
      <text:p text:style-name="P43"><text:tab/><text:tab/>Atributi: -Ime</text:p>
      <text:p text:style-name="P43"><text:tab/><text:tab/><text:tab/> <text:s text:c="2"/>-Prezime</text:p>
      <text:p text:style-name="P43"><text:tab/></text:p>
      <text:p text:style-name="P43"><text:tab/>2. Entitet: <text:span text:style-name="T1">Slučaj</text:span></text:p>
      <text:p text:style-name="P43"><text:tab/><text:tab/>Atributi: -Naziv</text:p>
      <text:p text:style-name="P43"><text:tab/><text:tab/><text:tab/> <text:s text:c="2"/>-Klijent</text:p>
      <text:p text:style-name="P43"><text:tab/><text:tab/><text:tab/> <text:s text:c="2"/>-Datum početka</text:p>
      <text:p text:style-name="P43"><text:tab/></text:p>
      <text:p text:style-name="P43"><text:tab/>3. Entitet: <text:span text:style-name="T1">Suradnik</text:span></text:p>
      <text:p text:style-name="P43"><text:tab/><text:tab/>Atributi: -Ime</text:p>
      <text:p text:style-name="P43"><text:tab/><text:tab/><text:tab/> <text:s text:c="2"/>-Prezime</text:p>
      <text:p text:style-name="P43"><text:tab/><text:tab/><text:tab/> <text:s text:c="2"/>-Slučaj</text:p>
      <text:p text:style-name="P10">19. Nakladnik </text:p>
      <text:p text:style-name="P11">Nakladnik izdaje djela. Jedan nakladnik može izdati više djela dok jedno djelo može izdati više nakladnika. Nakladnik se nalazi u jednom mjestu dok jedno mjesto može imati više nakladnika.</text:p>
      <text:p text:style-name="P11"><text:span text:style-name="T21"/></text:p>
      <text:p text:style-name="P11"><text:span text:style-name="T21"><text:tab/>1. Entitet: </text:span><text:span text:style-name="T13">Nakladnik</text:span></text:p>
      <text:p text:style-name="P11"><text:span text:style-name="T21"><text:tab/><text:tab/>Atributi: -Naziv</text:span></text:p>
      <text:p text:style-name="P11"><text:span text:style-name="T21"><text:tab/><text:tab/><text:tab/> <text:s text:c="2"/>-Mjesto</text:span></text:p>
      <text:p text:style-name="P11"><text:span text:style-name="T21"/></text:p>
      <text:p text:style-name="P11"><text:span text:style-name="T21"><text:tab/>2. Entitet: </text:span><text:span text:style-name="T13">Djelo</text:span></text:p>
      <text:p text:style-name="P11"><text:span text:style-name="T21"><text:tab/><text:tab/>Atributi: -Naziv</text:span></text:p>
      <text:p text:style-name="P11"><text:span text:style-name="T21"><text:tab/><text:tab/><text:tab/> <text:s text:c="2"/>-Autor</text:span></text:p>
      <text:p text:style-name="P11"><text:span text:style-name="T21"><text:tab/><text:tab/><text:tab/> <text:s text:c="2"/>-Nakladnik</text:span></text:p>
      <text:p text:style-name="P11"><text:span text:style-name="T21"><text:tab/><text:tab/><text:tab/> <text:s text:c="2"/>-Datum izdavanja</text:span></text:p>
      <text:p text:style-name="P11"><text:span text:style-name="T21"/></text:p>
      <text:p text:style-name="P11">20. Kulturno umjetničko društvo </text:p>
      <text:p text:style-name="P11">KUD nastupa u zemlji i inozemstvu. Na jedan nastup ide više članova KUD-a dok jedan član može nastupati na više nastupa. Svaki nastup se odvija u jednom mjestu.</text:p>
      <text:p text:style-name="P11"/>
      <text:p text:style-name="P44"><text:tab/>1. Entitet: <text:span text:style-name="T1">Nastup</text:span></text:p>
      <text:p text:style-name="P44"><text:tab/><text:tab/>Atributi: -Naziv</text:p>
      <text:p text:style-name="P44"><text:tab/><text:tab/><text:tab/> <text:s text:c="2"/>-Mjesto</text:p>
      <text:p text:style-name="P44"><text:tab/><text:tab/><text:tab/> <text:s text:c="2"/>-Inozemstvo: Da, Ne</text:p>
      <text:p text:style-name="P44"/>
      <text:p text:style-name="P44"><text:tab/>2. Entitet: <text:span text:style-name="T1">Član</text:span></text:p>
      <text:p text:style-name="P44"><text:tab/><text:tab/>Atrib<text:span text:style-name="T42">u</text:span>ti: -Ime</text:p>
      <text:p text:style-name="P44"><text:tab/><text:tab/><text:tab/> -Prezime</text:p>
      <text:p text:style-name="P44"><text:tab/><text:tab/><text:tab/> -Početak članstva</text:p>
      <text:p text:style-name="P44"/>
      <text:p text:style-name="P44"><text:tab/>3. Entitet: <text:span text:style-name="T1">Nastupni Članovi</text:span></text:p>
      <text:p text:style-name="P44"><text:tab/><text:tab/>Atributi: -Nastup</text:p>
      <text:p text:style-name="P44"><text:tab/><text:tab/><text:tab/> <text:s text:c="2"/>-Član</text:p>
      <text:p text:style-name="P13">21. Dječja igraonica </text:p>
      <text:p text:style-name="P12">U dječjoj igraonici djeca se igraju u skupinama. Jedno dijete se može igrati u više skupina a jedna skupina se sastoji od više djece. Svaku skupinu vodi jedna teta.</text:p>
      <text:p text:style-name="P12"><text:span text:style-name="T21"/></text:p>
      <text:p text:style-name="P12"><text:span text:style-name="T34"><text:tab/>1. Entitet: </text:span><text:span text:style-name="T20">Skupina</text:span></text:p>
      <text:p text:style-name="P12"><text:span text:style-name="T34"><text:tab/><text:tab/>Atributi: -Naziv</text:span></text:p>
      <text:p text:style-name="P12"><text:span text:style-name="T34"><text:tab/><text:tab/><text:tab/> <text:s text:c="2"/>-Teta</text:span></text:p>
      <text:p text:style-name="P12"><text:span text:style-name="T34"><text:tab/><text:tab/><text:tab/> <text:s text:c="2"/>-Termin</text:span></text:p>
      <text:p text:style-name="P12"><text:span text:style-name="T34"/></text:p>
      <text:p text:style-name="P12"><text:span text:style-name="T34"><text:tab/>2. Entitet: </text:span><text:span text:style-name="T20">Dijete</text:span></text:p>
      <text:p text:style-name="P12"><text:span text:style-name="T34"><text:tab/><text:tab/>Atributi: -Ime</text:span></text:p>
      <text:p text:style-name="P12"><text:span text:style-name="T34"><text:tab/><text:tab/><text:tab/> <text:s text:c="2"/>-Prezime</text:span></text:p>
      <text:p text:style-name="P12"><text:span text:style-name="T34"/></text:p>
      <text:p text:style-name="P12"><text:span text:style-name="T34"><text:tab/>3. Entitet: </text:span><text:span text:style-name="T20">Skupina djece</text:span></text:p>
      <text:p text:style-name="P12"><text:span text:style-name="T20"><text:tab/><text:tab/></text:span><text:span text:style-name="T34">Atributi: -Dijete</text:span></text:p>
      <text:p text:style-name="P12"><text:span text:style-name="T34"><text:tab/><text:tab/><text:tab/> <text:s text:c="2"/>-Skupina</text:span></text:p>
      <text:p text:style-name="P12"><text:span text:style-name="T34"/></text:p>
      <text:p text:style-name="P14">22. Klub čitatelja </text:p>
      <text:p text:style-name="P1">Klub čitatelja se sastoji od članova koji čitaju knjige. Jedan čitatelj može čitati više knjiga, dok jednu knjigu kroz duže vremensko razdoblje može čitati više čitatelja. Svaka knjiga ima jednog i samo jednog vlasnika dok jedan vlasnik može imati više knjiga. Vlasnik je ujedno i čitatelj.</text:p>
      <text:p text:style-name="P1"><text:span text:style-name="T21"/></text:p>
      <text:p text:style-name="P3"><text:span text:style-name="T21"><text:tab/>1. Entitet: </text:span><text:span text:style-name="T13">Čitatelj</text:span></text:p>
      <text:p text:style-name="P3"><text:span text:style-name="T21"><text:tab/><text:tab/>Atributi: -Ime</text:span></text:p>
      <text:p text:style-name="P3"><text:span text:style-name="T21"><text:tab/><text:tab/><text:tab/> <text:s text:c="2"/>-Prezime</text:span></text:p>
      <text:p text:style-name="P3"><text:span text:style-name="T21"><text:tab/><text:tab/><text:tab/> <text:s text:c="2"/>-Datum učlanjenja</text:span></text:p>
      <text:p text:style-name="P3"><text:span text:style-name="T21"/></text:p>
      <text:p text:style-name="P3"><text:span text:style-name="T21"><text:tab/>2. Entitet: </text:span><text:span text:style-name="T13">Knjiga</text:span></text:p>
      <text:p text:style-name="P3"><text:span text:style-name="T21"><text:tab/><text:tab/>Atributi: -Naziv</text:span></text:p>
      <text:p text:style-name="P3"><text:span text:style-name="T21"><text:tab/><text:tab/><text:tab/> <text:s text:c="2"/>-Vlasnik</text:span></text:p>
      <text:p text:style-name="P3"><text:span text:style-name="T21"/></text:p>
      <text:p text:style-name="P3"><text:span text:style-name="T21"><text:tab/>3. Entitet: </text:span><text:span text:style-name="T13">Trenutno čitanje</text:span></text:p>
      <text:p text:style-name="P3"><text:span text:style-name="T13"><text:tab/><text:tab/></text:span><text:span text:style-name="T21">Atributi: -Čitatelj</text:span></text:p>
      <text:p text:style-name="P3"><text:span text:style-name="T21"><text:tab/><text:tab/><text:tab/> <text:s text:c="2"/>-Knjiga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G" svg:font-family="'Linux Libertine Display G'" style:font-adornments="Regular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r" fo:country="H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r" fo:country="H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WW8Num2z0" style:family="text">
      <style:text-properties fo:font-weight="normal" style:font-weight-asian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105P0"/>
    </number:currency-style>
    <number:number-style style:name="N106" loext:transliteration-spellout="title GBP" number:transliteration-language="hr" number:transliteration-country="HR">
      <number:number number:decimal-places="0" number:min-decimal-places="0" number:min-integer-digits="1"/>
    </number:number-style>
    <number:number-style style:name="N107" loext:transliteration-spellout="title GBP" number:transliteration-language="hr" number:transliteration-country="HR">
      <number:number number:decimal-places="2" number:min-decimal-places="2" number:min-integer-digits="1"/>
    </number:number-style>
    <number:number-style style:name="N108" loext:transliteration-spellout="upper GBP" number:transliteration-language="hr" number:transliteration-country="HR">
      <number:number number:decimal-places="0" number:min-decimal-places="0" number:min-integer-digits="1"/>
    </number:number-style>
    <number:number-style style:name="N109" loext:transliteration-spellout="upper GBP" number:transliteration-language="hr" number:transliteration-country="HR">
      <number:number number:decimal-places="2" number:min-decimal-places="2" number:min-integer-digits="1"/>
    </number:number-style>
    <number:number-style style:name="N110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1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1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currency-style style:name="N112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3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3P0"/>
    </number:currency-style>
    <number:number-style style:name="N114" loext:transliteration-spellout="cardinal" number:transliteration-language="hr" number:transliteration-country="HR">
      <number:number number:decimal-places="0" number:min-decimal-places="0" number:min-integer-digits="1"/>
    </number:number-style>
    <number:number-style style:name="N115" loext:transliteration-spellout="capitalize cardinal" number:transliteration-language="hr" number:transliteration-country="HR">
      <number:number number:decimal-places="0" number:min-decimal-places="0" number:min-integer-digits="1"/>
    </number:number-style>
    <number:number-style style:name="N116" loext:transliteration-spellout="title cardinal" number:transliteration-language="hr" number:transliteration-country="HR">
      <number:number number:decimal-places="0" number:min-decimal-places="0" number:min-integer-digits="1"/>
    </number:number-style>
    <number:number-style style:name="N117" loext:transliteration-spellout="upper cardinal" number:transliteration-language="hr" number:transliteration-country="HR">
      <number:number number:decimal-places="0" number:min-decimal-places="0" number:min-integer-digits="1"/>
    </number:number-style>
    <number:number-style style:name="N118">
      <number:scientific-number number:decimal-places="2" number:min-decimal-places="2" number:min-integer-digits="1" number:min-exponent-digits="2" number:exponent-interval="3" number:forced-exponent-sign="true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8T10:45:42.846000000</meta:creation-date>
    <dc:date>2024-05-21T12:36:36.839000000</dc:date>
    <meta:editing-duration>PT3H9M51S</meta:editing-duration>
    <meta:editing-cycles>34</meta:editing-cycles>
    <meta:generator>LibreOffice/24.2.2.2$Windows_X86_64 LibreOffice_project/d56cc158d8a96260b836f100ef4b4ef25d6f1a01</meta:generator>
    <meta:document-statistic meta:table-count="0" meta:image-count="0" meta:object-count="0" meta:page-count="11" meta:paragraph-count="321" meta:word-count="1541" meta:character-count="11517" meta:non-whitespace-character-count="9256"/>
  </office:meta>
</office:document-meta>
</file>